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amRequest.ParamRequest( String methodName , Object id , List &lt; Object &gt;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ssue1909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ramRequest.getMetho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Request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Request.getPara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